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list-style-name="WWNum7">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10">
      <style:paragraph-properties fo:margin-left="0.5in" fo:margin-right="0in" fo:text-indent="-0.25in" style:auto-text-indent="false"/>
    </style:style>
    <style:style style:name="P7" style:family="paragraph" style:parent-style-name="Standard" style:list-style-name="WWNum8">
      <style:paragraph-properties fo:margin-left="0.5in" fo:margin-right="0in" fo:text-indent="-0.25in" style:auto-text-indent="false"/>
    </style:style>
    <style:style style:name="P8" style:family="paragraph" style:parent-style-name="Heading_20_1" style:list-style-name="WWNum2"/>
    <style:style style:name="P9" style:family="paragraph" style:parent-style-name="Heading_20_1"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Heading_20_2" style:list-style-name="WWNum5"/>
    <style:style style:name="P11" style:family="paragraph" style:parent-style-name="Heading_20_2" style:list-style-name="WWNum9">
      <style:paragraph-properties fo:margin-left="0.5in" fo:margin-right="0in" fo:text-indent="-0.25in" style:auto-text-indent="false"/>
    </style:style>
    <style:style style:name="P12" style:family="paragraph" style:parent-style-name="Title" style:master-page-name="Standard">
      <style:paragraph-properties style:page-number="1"/>
    </style:style>
    <style:style style:name="P13" style:family="paragraph" style:parent-style-name="Subtitle" style:list-style-name="WWNum1"/>
    <style:style style:name="P14" style:family="paragraph" style:parent-style-name="Subtitle" style:list-style-name="WWNum1">
      <style:paragraph-properties fo:margin-left="1in" fo:margin-right="0in" fo:text-indent="-0.25in" style:auto-text-indent="false"/>
    </style:style>
    <style:style style:name="P15" style:family="paragraph" style:parent-style-name="Subtitle" style:list-style-name="WWNum10">
      <style:paragraph-properties fo:margin-left="0.5in" fo:margin-right="0in" fo:text-indent="-0.25in" style:auto-text-indent="false"/>
    </style:style>
    <style:style style:name="T1" style:family="text">
      <style:text-properties fo:font-size="11pt" fo:font-weight="bold" style:font-size-asian="11pt" style:font-weight-asian="bold" style:font-size-complex="11pt"/>
    </style:style>
    <style:style style:name="T2" style:family="text">
      <style:text-properties fo:color="#666666" fo:font-size="11pt" style:font-size-asian="11pt" style:font-size-complex="11pt"/>
    </style:style>
    <style:style style:name="T3" style:family="text">
      <style:text-properties style:text-underline-style="none"/>
    </style:style>
    <style:style style:name="T4" style:family="text">
      <style:text-properties fo:background-color="#cccccc" loext:char-shading-value="0"/>
    </style:style>
    <style:style style:name="T5" style:family="text">
      <style:text-properties fo:background-color="#b7b7b7"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kjuhpde1pgmg"/>L’évolution du japon depuis l’après guerre jusqu'à aujourd'hui </text:p>
      <text:p text:style-name="Standard"/>
      <text:p text:style-name="Standard">Cf graphique. Selon le graphique, on peut noter trois périodes économiques importantes. Ces divisions chronologiques ont toujours quelque chose de quelque peu artificiel dans le sens où on aurait pu les découper autrement. </text:p>
      <text:p text:style-name="Standard"/>
      <text:list xml:id="list3166775812" text:style-name="WWNum2">
        <text:list-item>
          <text:p text:style-name="P9"><text:bookmark text:name="_956qcl51zdud"/><text:span text:style-name="T1">De 1945 jusqu’à 1956 : Première période</text:span>. L’après guerre</text:p>
        </text:list-item>
      </text:list>
      <text:p text:style-name="P1"/>
      <text:p text:style-name="Standard">Pourquoi 1956 ? C’est le moment où l’on considère que l’économie japonaise à retrouvé son niveau économique d’avant guerre.</text:p>
      <text:p text:style-name="Standard"/>
      <text:p text:style-name="Standard">D’un point de vue politique, on aurait aussi pu retenir 1952 qui marque le retour à la souveraineté. </text:p>
      <text:p text:style-name="Standard"/>
      <text:p text:style-name="Standard">1945 est une date où il y a beaucoup de changement : Défaite militaire du Japon, fin de l’empire coloniale japonais (avec tous les problèmes qui en découlent notamment sur les questions territoriales), début de l’occupation américaine (qui s’accompagne d’un package de réformes démocratique notamment avec le droit de vote pour les femmes, réforme sur l’éducation, la nouvelle constitution, liberté d’association syndicale).</text:p>
      <text:p text:style-name="Standard">On ressent d’un point de vue sociétal le passage d’un système étouffant, militariste vers une forme de liberté, de nouveaux horizons possibles.</text:p>
      <text:p text:style-name="Standard"/>
      <text:list xml:id="list1293199142" text:style-name="WWNum5">
        <text:list-item>
          <text:p text:style-name="P10"><text:bookmark text:name="_hgrxszdhd0o0"/>Point sur l’avant guerre. </text:p>
        </text:list-item>
      </text:list>
      <text:p text:style-name="Standard"><text:s text:c="2"/></text:p>
      <text:p text:style-name="Standard">Avant guerre le système économique donnait beaucoup de liberté aux entreprises privées mais avec la mobilisation générale (en 1938) va entraîner une mainmise de l'État sur l’économie c’est-à-dire un renforcement du contrôle de l'État pour diriger le pays tout entier vers l’effort de guerre. On peut parler d’une “économie de guerre” ce qui passe aussi par le contrôle des organisations civiles, des médias pour museler la critique. Sur le plan économique, il s’agit de nationaliser les industries les plus stratégiques mais aussi la maîtrise des prix et une politique de rationnement contrôlée par l’Etat. </text:p>
      <text:p text:style-name="Standard">=&gt; Globalement, une main mise de plus en plus forte de la part de l'État sur l’appareil productif. </text:p>
      <text:p text:style-name="Standard"/>
      <text:p text:style-name="Standard">Les investissements, eux, étaient directs cad qu’on investissait dans une entreprise qui émettait des actions, des obligations sans passer par un emprunt à la banque. Mais après 1938, les actionnaires privés deviennent moins nombreux et les investissements passent par une banque contrôlée par le ministre des finances. </text:p>
      <text:p text:style-name="Standard">On voit ça dans beaucoup de secteurs. Par exemple, le secteur de l’électricité connaît aussi un bouleversement qui illustre bien cette mainmise grandissante de l'État. Beaucoup de compagnies privées vont fusionner dans un organisme d’état qui va se diviser en 9 grandes producteurs régionaux qui existent encore aujourd’hui. <text:s/></text:p>
      <text:p text:style-name="Standard"><text:soft-page-break/></text:p>
      <text:p text:style-name="Standard">On observe donc une nationalisation des industries stratégiques afin de fournir l’effort de guerre. On a des réformes similaires qui ont eu lieu dans d'autres entreprises comme l’industrie lourde, l’automobile, la métallurgie, la production navale,... </text:p>
      <text:p text:style-name="Standard"/>
      <text:list xml:id="list42447993327919" text:continue-numbering="true" text:style-name="WWNum5">
        <text:list-item>
          <text:p text:style-name="P10"><text:bookmark text:name="_qb5mdx6ox0qh"/>L'après-guerre </text:p>
        </text:list-item>
      </text:list>
      <text:p text:style-name="Standard"/>
      <text:list xml:id="list1703924064" text:style-name="WWNum1">
        <text:list-item>
          <text:p text:style-name="P13"><text:bookmark text:name="_fd2we8niecgs"/>Les trois grandes réformes.</text:p>
        </text:list-item>
      </text:list>
      <text:p text:style-name="Standard"/>
      <text:p text:style-name="Standard">Dans l’immédiat ap guerre, des purges ont lieu dans les sommets de certains secteurs stratégiques qui ont contribué à l'expansion militariste et coloniale du japon notamment au sommet de l’armée, des mondes politique et économique. </text:p>
      <text:p text:style-name="Standard">Les réformes sont d’abord né dans trois grands “champs” : </text:p>
      <text:list xml:id="list2370016788" text:style-name="WWNum7">
        <text:list-item>
          <text:p text:style-name="P2">Démantèlement des zaibatsu (“Zaibatsu Kaitai” en japonais)</text:p>
        </text:list-item>
        <text:list-item>
          <text:p text:style-name="P2">Réformes du système agraire</text:p>
        </text:list-item>
        <text:list-item>
          <text:p text:style-name="P2">Réformes démocratiques notamment dans le domaine du travail. </text:p>
        </text:list-item>
      </text:list>
      <text:p text:style-name="Standard"/>
      <text:p text:style-name="Standard">1) Démantèlement des zaibatsu </text:p>
      <text:p text:style-name="Standard"/>
      <text:p text:style-name="Standard">Les zaibatsu sont de grands conglomérat industriels contrôlés par une seule famille à travers une société de holding. Une holding est une société qui vise à détenir des parts et actions de plusieurs autres sociétés pour essayer d’assurer une sorte d’unité de contrôle et de direction. On retrouve des sociétés comme Mitsubishi, Mitsui Sumitomo,... qui sont à la base des empires familiaux (qui existent encore aujourd’hui même si cette connotation d’empire familiale n’y est plus). </text:p>
      <text:p text:style-name="Standard"/>
      <text:p text:style-name="Standard">Elles sont très importantes car à la fin de la guerre, ces zaibatsu détenaient environ 40% des capitaux et avaient beaucoup contribué au développement de l’industrie (militaire not.) qui avait permis la guerre d’expansion en Asie. </text:p>
      <text:p text:style-name="Standard"/>
      <text:p text:style-name="Standard">Donc l’une des priorités des Américains lorsqu’ils arrivent au Japon en 1945 est de démanteler ces grands trust c’est-à-dire que l’on va prendre les titres des sociétés de holdings pour les revendre et en parallèle, une loi anti-monopole va être mise en place pour éviter la concentration des pouvoirs. </text:p>
      <text:p text:style-name="Standard"/>
      <text:p text:style-name="Standard"><text:soft-page-break/>Ces lois anti-monopole sont synonymes de libération du marché et de la concurrence. </text:p>
      <text:p text:style-name="Standard"/>
      <text:p text:style-name="Standard">2) Réformes du système agraire</text:p>
      <text:p text:style-name="Standard"/>
      <text:p text:style-name="Standard">Là encore, il s’agit d’ essayer “d’appuyer la ou ça fait mal” et de casser ce qui a permis au japon de devenir une grande puissance militaire et expansionniste. Encore une fois, ces réformes visent à démanteler une forme de monopole dans le domaine agricole. </text:p>
      <text:p text:style-name="Standard">Depuis Meiji, la production agricole avait été ‘confisquée’ par les grands propriétaires terriens. Globalement, les propriétaires n’étaient pas les exploitants de leur terre, et très souvent, il n’habitait même pas sur leurs terres. </text:p>
      <text:list xml:id="list316504475" text:style-name="WWNum3">
        <text:list-item>
          <text:p text:style-name="P3">Les USA ont confisqué les terres des proprio absentéistes </text:p>
        </text:list-item>
      </text:list>
      <text:list xml:id="list2137574216" text:style-name="WWNum4">
        <text:list-item>
          <text:p text:style-name="P4">Les propriétaire résidants sur leur terre mais pas exploitant ne pouvait garder qu'un seul hectare</text:p>
        </text:list-item>
        <text:list-item>
          <text:p text:style-name="P4">Les propriétaires exploitants, eux, pouvait garder 3 hectares et un hectare de plus en fermage (fermage = louer une terre à un fermier pour pouvoir les exploiter)</text:p>
        </text:list-item>
      </text:list>
      <text:p text:style-name="Standard">C’est l’origine de ce que l’on appelle “l’extrême morcellement” de la surface des exploitations. </text:p>
      <text:p text:style-name="Standard"/>
      <text:p text:style-name="Standard"/>
      <text:p text:style-name="Standard">Ces réformes fonctionnent assez bien puisqu’en 50 il ne reste que 10% des terres en fermage et 5% de paysans qui ne sont pas propriétaires de leur terres. Quelque part, ces réformes ont permis de redonner la propriété de la terre aux paysans ( = à ceux qui la travaille). Cela à permis deux choses : </text:p>
      <text:list xml:id="list935864452" text:style-name="WWNum6">
        <text:list-item>
          <text:p text:style-name="P5">l’émergence d’une classe moyenne de paysan plus motivée pour travailler car propriétaire de leur terre</text:p>
        </text:list-item>
        <text:list-item>
          <text:p text:style-name="P5">de dynamiser la production agricole </text:p>
        </text:list-item>
        <text:list-item>
          <text:p text:style-name="P5">de réduire la dépendance </text:p>
        </text:list-item>
      </text:list>
      <text:p text:style-name="Standard"/>
      <text:p text:style-name="Standard">Mais cet extrême morcellement n’a pas que des bons côtés puisqu’il empêche les économies d'échelles. Comme on a des difficultés de rendement, ça pousse l'État à investir et soutenir de manière durable le secteur agricole par des politiques de subventions, de contrôle (ex: subvention pour la riziculture). </text:p>
      <text:p text:style-name="Standard"/>
      <text:p text:style-name="Standard">3) Réformes démocratiques (not dans le domaine du travail)</text:p>
      <text:p text:style-name="Standard"/>
      <text:p text:style-name="Standard"><text:soft-page-break/>Les réformes démocratiques sont de tous types avec par exemple le droit de vote pour femme, réformes sur l’éducation; mais un des points important c’est la liberté d’association syndicale (cf chapitre sur la société civile). </text:p>
      <text:p text:style-name="Standard">Ces réformes ont eu un impact très important car, cela a permis d’améliorer la réglementation concernant l’environnement du travail et le Japon se caractérise, même encore aujourd’hui, par un très haut taux de syndicalisation. </text:p>
      <text:p text:style-name="Standard">Assez vite, en 1948 à peu près la moitié des travailleurs sont syndiqués.</text:p>
      <text:p text:style-name="Standard"/>
      <text:p text:style-name="Standard">Même s’il y a eu des tensions très fortes lors de l’occupation (grève notamment), à partir des 60s les relations syndicat/patronat tendent à s’apaiser. c’est plutôt la coopération, la volonté des deux parties de trouver des compromis qui prime. C’est un point qui distingue aujourd’hui le syndicalisme en France du syndicalisme japonais. En France, la confrontation directe est beaucoup plus pratiquée (avec des mouvements de grèves notamment) alors qu’au Japon, le recours au droit de grève est très peu utilisé, on favorise les compromis et les discussions. </text:p>
      <text:p text:style-name="Standard">Toutes ces réformes ont pour effet de favoriser la participation directe des citoyens au développement économique du pays. </text:p>
      <text:p text:style-name="Standard"/>
      <text:list xml:id="list42448373466594" text:continue-list="list1703924064" text:style-name="WWNum1">
        <text:list-item>
          <text:p text:style-name="P14"><text:bookmark text:name="_26dzsoisuj8p"/>Les réformes industrielle</text:p>
        </text:list-item>
      </text:list>
      <text:p text:style-name="Standard"/>
      <text:p text:style-name="Standard">Le monde industriel tel qu’il avait été mis en place pour soutenir l’effort de guerre ne va pas connaître de changement aussi radical qu’il puisse y paraître. Les hauts fonctionnaires de l’économie (ministre des finances, du commerce et de l’industrie par exemple) restent souvent en place et même s’il y a eu un démantèlement des zaibatsu, les institutions financières qui les soutenait ne sont pas démantelées. </text:p>
      <text:p text:style-name="Standard"/>
      <text:p text:style-name="Standard">Assez vite, il va se passer comme ce qu’on a pu voir en Allemagne, cad que face à la montée des tensions due à la GF, les usa vont plutôt adopter une politique de soutien économique et de l’industrie locale. Et donc ce grand mouvement pour casser la force collective de ces conglomérats industriels va être un peu mitigée ce qui va permettre le décollage de l’industrie japonaise mais aussi à ces grandes entreprises de se reformer sous des formes de conglomérats qu’on appelle aujourd’hui ‘keiretsu’ (la structure est un peu différente : ça se reconstitue sous des formes juridiquement différentes).</text:p>
      <text:p text:style-name="Standard"/>
      <text:list xml:id="list42448991064402" text:continue-numbering="true" text:style-name="WWNum1">
        <text:list-item>
          <text:p text:style-name="P14"><text:bookmark text:name="_p8rnhyovwlwb"/>Objectif : Relancer l’appareil productif</text:p>
        </text:list-item>
      </text:list>
      <text:p text:style-name="Standard"/>
      <text:p text:style-name="Standard">1) Rappel : Reconstruction très difficile.</text:p>
      <text:p text:style-name="Standard"/>
      <text:p text:style-name="Standard">Il faut se rappeler qu’à la sortie de la guerre, le japon essuie énormément de dégâts au niveau de son territoire (bombardements notamment), → Okinawa ravagée par les bombes, ce n’est plus qu’un ‘caillou’. Deux bombes atomiques à Nagasaki, bombardement à travers toutes les villes du Japon, tous les complexes indus ont été lourdement bombardées. Il faut aussi se rappeler que l’une des caractéristique du japon est d’avoir un territoire qui compte 70% de montagne et forêt.</text:p>
      <text:p text:style-name="Standard">On se retrouve donc avec un pays très peuplé sur des zones très restreintes car surface habitable réduite avec des villes détruites à 40% par les bombardements. Et avec une pop qui souffre de manière importante et chronique de sous-alimentation.</text:p>
      <text:p text:style-name="Standard"/>
      <text:p text:style-name="Standard">L’appareil industriel est aussi très lourdement atteint; il s’agit d’¼ des usines qui sont détruites à la fin de la guerre et encore plus désorganisées. </text:p>
      <text:p text:style-name="Standard"><text:soft-page-break/>Pour donner un chiffre, le niveau de production en 1946 est à tombé à 1/7è de ce qu’il était en 1941. L’état de détresse des populations affamées est telle que les autorités d’occupations sont amenées à proposer un plan de restructuration (ressemblant au plan marshall) cad aide financière et matériel.</text:p>
      <text:p text:style-name="Standard"/>
      <text:p text:style-name="Standard">Avant tout, on veut <text:s/>relancer l’appareil productif not aussi car le japon s’est retrouvé privé de toutes ces colonies qui était importante en terme d’approvisionnement en matières premières industrielles notamment. Donc il faut relancer l’économie. </text:p>
      <text:p text:style-name="Standard"/>
      <text:p text:style-name="Standard">2) Prioriser les secteurs</text:p>
      <text:p text:style-name="Standard"/>
      <text:p text:style-name="Standard">Terme que l’on rencontre souvent ‘?’ que l’on peut traduire en français comme système de production prioritaire, il s’agit de la plus représentative des politiques industrielles menées dans l'après-guerre. Pour vulgariser cette politique, il s’agit de savoir dans quel secteur on va mettre l’argent, c’est donc le fait de prioriser les secteurs. </text:p>
      <text:p text:style-name="Standard">l’acier et la métallurgie sont les deux secteurs qui vont bénéficier des priorités d'investissement dans l'après-guerre. Cela va avoir pour effet notoire une transition assez rapide et brutale d’une industrie qui était avant-guerre principalement centrée sur le textile (‘seni’ soit le textile : ⅓ de la production industrielle avant guerre en 1935 et en 1970 ce n’est plus que 7-8%) à de l’industrie lourde qui était déjà haute avant guerre mais qui va vraiment plus se développer après la guerre.. Durant la période de haute croissance, c’est notamment le secteur automobile qui va tirer la croissance économique du Japon. </text:p>
      <text:p text:style-name="Standard">La production est contrôlée par une association japonaise de l’industrie charbonnière et métallurgique qui se situe dans la droite lignée du contrôle de l'État sur les secteurs de l’industrie qui avait été mise en place durant la mobilisation générale. </text:p>
      <text:p text:style-name="Standard"/>
      <text:p text:style-name="Standard">Un organisme aussi très important qui va être mis en place pour soutenir les investissements en 1947 : la banque de crédit pour la reconstruction mais le soucis c’est elle ne dispose pas de bcp de moyen donc elle va émettre bcp de dettes rachetées par la banque du japon qui va poser beaucoup de soucis sur la longue durée mais dans l’immédiat, cela va conduire à une dévaluation de la monnaie donc on entre dans une spirale déflationniste qui va être aggravée par l’insuffisance de l’offre.</text:p>
      <text:p text:style-name="Standard">Le taux d'inflation entre 47/48, les prix aux détails à Tokyo sont multipliés par 8. Afin d’essayer de mettre un frein à l'inflation, on va lancer une politique restrictive budgétaire. </text:p>
      <text:p text:style-name="Standard">Fixation d’un taux de change fixe, parité entre dollars et yen (1$ vaut 360yen) et ce taux va durer une vingtaine d'années. Cela permet de donner un cadre stable pour le dvpt du commerce international dans une période surtout où les monnaies nationales peuvent énormément fluctuer. Ces politiques d'austérité vont avoir pour effet de ralentir l’économie, à la fin des année 1940, le japon reste dans une situation économique assez morose et ce qui va vraiment amorcer le décollage de l’éco c’est la guerre de corée qui éclate en 1950 car à ce moment là l’industrie japonaise va être fortement sollicitée pour soutenir l’effort de guerre américain (On ne va pas demander de produire du matériel de directement mais plutôt des équipements de toute sorte). C’est à partir de là que le secteur de l’industrie automobile japonaise démarre pour fournir des jeep ou des véhicules de guerre à l’armée. </text:p>
      <text:p text:style-name="Standard"/>
      <text:p text:style-name="Standard">A partir de la fin de la guerre de Corée, donc vers 1953/1954, l’économie décolle véritablement durant deux ans et demi. La croissance économique (CE) est vraiment bonne, on parle en japonais de ‘bonne conjoncture économique. </text:p>
      <text:p text:style-name="Standard">La reprise économique est tellement bonne que le gouvernement décrète en 1956 que l’économie a recouvré à peu près son niveau d’avant guerre et que la période d’après guerre est terminée pour le japon. </text:p>
      <text:p text:style-name="Standard">Date aussi importante d’un pdv pol car c’est à ce moment que se fixe ce qu’on appelle ‘le système de 1955’, il s’agit du début de l'hégémonie du Parti Libéral Démocrate (PLD) au japon (qui est le fruit de la fusion du Parti Libéral et le Parti Démocrate) qui a régné de manière quasi ininterrompue jusqu’à aujourd’hui. </text:p>
      <text:p text:style-name="Standard"/>
      <text:list xml:id="list42447139784800" text:continue-list="list3166775812" text:style-name="WWNum2">
        <text:list-item>
          <text:p text:style-name="P9"><text:bookmark text:name="_9i2kl6y5m6j0"/><text:span text:style-name="T1">De 1956 jusqu’à 1973 : </text:span>D<text:span text:style-name="T1">euxième période. Période de haute croissance</text:span></text:p>
        </text:list-item>
      </text:list>
      <text:p text:style-name="Standard"><text:s/></text:p>
      <text:p text:style-name="Standard">La conjoncture est très favorable à cette période et marque le Japon dans la période de haute croissance économique jusqu’au choc pétrolier de 1973.</text:p>
      <text:p text:style-name="Standard"><text:soft-page-break/>C’est aussi à peu près a cette période (vers 1960/1970) qu’on peut parler de l’avenement dune sté de consommation représenté par les trois régalias modernes (télévison en noir et blanc, machine à laver et refregirateur) qui sont des objets qui se diffuse dans tous les foyers japonais.</text:p>
      <text:p text:style-name="Standard"/>
      <text:p text:style-name="Standard">Cette conjoncture favorable marque l’entrée du Japon dans la période de haute croissance éco.</text:p>
      <text:p text:style-name="Standard"/>
      <text:p text:style-name="Standard">En 1960, le cabinet du premier ministre hayato affiche l’objectif de doubler les revenus de chaque citoyen japonais d’ici la fin de la décennie. Et le plus fort c’est qu’il y arrive (pas grâce à lui en particulier mais dans les faits vers 1966 donc sur une période beaucoup plus courte, le revenu moyen des individus est multiplié par 2,3 en 6 ans (plus que doublé). Ce qui a soutenu cette croissance exceptionnelle c’est d’abord le développement de l’industrie lourde et la libéralisation du marché. C’est-à-dire que le japon produit de plus en plus en richesse et le japon a pu tirer avantage de l’internationalisation des marchés industriels.</text:p>
      <text:p text:style-name="Standard"/>
      <text:p text:style-name="Standard">Mais tout ceci à un prix, pour faire fonctionner l’industrie lourde, il faut énormément d’énergie et donc, dans les années 1960, on va voir une transition assez importante puisque l’on passe du charbon vers l’usage du pétrole. On voit qu’à partir des années 1950, on devient accro au pétrole dans des proportions démesurées (comme la maj des pays occidentaux).</text:p>
      <text:p text:style-name="Standard">Comme le secteur de la métallurgie utilise le charbon comme matière première va de plus en plus avoir tendance à importer les pièces venues de l’étranger et donc la demande intérieure brute de charbon chute et les mines commencent doucement à fermer à partir des années 1960. </text:p>
      <text:p text:style-name="Standard">Ca sera d’ailleurs sources de grandes résistance de la part des mineures (grève not. ex: île qui est devenue une île fantôme visitable par les touristes de Hashima qui a fermé du jour au lendemain en 1974 et où travaillait environ 5 milles mineurs)</text:p>
      <text:p text:style-name="Standard"/>
      <text:p text:style-name="Standard">Autre imp chose de cette formidable période de ce et de dvpt indus c’est qu’il y a un revers de la médaille au détriment de l’indus lourde qui sont notamment les pollutions industrielles et environnementales. On parle des 4 grandes maladies dues à la pollution industrielle (cf). </text:p>
      <text:p text:style-name="Standard">ex: mercure dans les eaux qui a empoisonné la population durant des années. Il y a donc ces cas de pollutions et maladie qui se multiplie durant les années 50/60 dans un contexte ou la réglementation n’existe presque pas. et donc, sous la pression des populations, des malades, des associations qui commencent à se structurer le gouvernement va être poussé à adopter une loi fondamentale sur les mesures des maladies industrielle et petit à petit le gouv est amené voir forcé à légiférer sur les questions environnementales. </text:p>
      <text:p text:style-name="Standard"/>
      <text:p text:style-name="Standard">C'est aussi à cette période qu’on assiste aussi à un important mouvement d’exode rural, soit le mouvement des travailleurs des campagnes vers les villes de part la montée de la production industrielles</text:p>
      <text:p text:style-name="Standard">Dans les 1960s on voit une importante baisse de la pop paysanne. Les gens qui travaillent dans le secteur agricole passent de 15 millions en 1960 à 10 millions en 1970 et ce déclin ne fait que se poursuivre ce qui a apporté notamment la déstructuration du système familiale cad qu’on quitte les grandes maisons familiales de la campagne où vivent parfois trois générations sous le même toit pour des structures familiale de familles nucléaires plus petites (couple + enfants). </text:p>
      <text:p text:style-name="Standard"/>
      <text:p text:style-name="Standard">Durant la guerre, l'investissement dans les entreprises passait de plus en plus par le contrôle des banques et le gouv veut contrôler les banques cad qu’il interdit la création de nouvelles institutions financières et prône ce que l’on appelle le système du convoi cad qu’il fixe le taux des intérêts. → contrôle du gouvernement du système pour éviter la concurrence. </text:p>
      <text:p text:style-name="Standard">Système du convoi : personne n’avance plus vite que le ‘bateau amiral’. </text:p>
      <text:p text:style-name="Standard"/>
      <text:p text:style-name="Standard">Le japon rejoint les pays signataires du GATT en 1963 (organisme qui précède l’OMC en 1960) : accords sur les tarifs douaniers pour faciliter le commerce international. </text:p>
      <text:p text:style-name="Standard"/>
      <text:p text:style-name="Standard"><text:soft-page-break/>Au Japon on n’a pas une économie planifiée comme dans la Chine de Mao qui s’est lancé au tournant des 60s dans le ‘grand bond en avant’ mais on ne voit pas non plus une libéralisation totale de l’économie comme au USA par exemple. Le Japon dirige dans une certaine mesure son économie not dans les secteurs qu’il souhaite privilégier avec des quotas de production par exemple (charbon, acier par exemple). </text:p>
      <text:p text:style-name="Standard">Cet interventionnisme a aussi des effets négatifs dans la mesure où les entreprises sont habituées à être prises en main et s’attendent à ce que le gouvernement les renflouent en cas de perte et donc elles sont bridé par la pol de gestion du gouvernement et on prit beaucoup de retard sur l’internationalisation (ce qui à pu conduire à des faillites lors de l’éclatement de la bulle dans les années 1990). </text:p>
      <text:p text:style-name="Standard"/>
      <text:list xml:id="list42448924044153" text:continue-numbering="true" text:style-name="WWNum2">
        <text:list-item>
          <text:p text:style-name="P8"><text:bookmark text:name="_voifcs2wu1ya"/>De 1973 jusqu’à aujourd’hui : troisième période. </text:p>
        </text:list-item>
      </text:list>
      <text:p text:style-name="Standard"/>
      <text:list xml:id="list1959014036" text:style-name="WWNum9">
        <text:list-item>
          <text:p text:style-name="P11"><text:bookmark text:name="_sud97hg859eg"/>1973 : Le ralentissement économique suite au choc pétrolier.</text:p>
        </text:list-item>
      </text:list>
      <text:p text:style-name="Standard"/>
      <text:p text:style-name="Standard">Ralentissement économique suite au choc pétrolier de 1973 qui va déstabiliser l’économie mondiale.</text:p>
      <text:p text:style-name="Standard">Moyenne de l’indice de croissance économique 56/73 = 9% de croissance et tombe à 4,2 durant la période qui suit.</text:p>
      <text:p text:style-name="Standard">Même si l’économie japonaise va être touchée par le choc pétrolier, elle ne le sera pas autant que les pays occidentaux. </text:p>
      <text:p text:style-name="Standard"/>
      <text:p text:style-name="Standard">Le choc pétrolier trouve son origine dans la guerre du Kippour et d’un embargo des pays de l’opep sur la prod de pétrole qui voit ces prix de barils brut flamber durant cette année. </text:p>
      <text:p text:style-name="Standard">Le choc a été très important de part le fait qu’on devenait très dépendant du pétrole à cette époque. C'est aussi à partir de cette année-là que le Japon va d’ailleurs tenter de diversifier son mix énergétique pour la production d'électricité par exemple et développer notamment la filière nucléaire. </text:p>
      <text:p text:style-name="Standard"/>
      <text:p text:style-name="Standard">Rappel : Le taux de change yen/dollars avait été fixé à 1 dollars = 360 yen par le plan Dodge. Il avait été réajusté un peu avant le premier choc pétrolier à 300 dollars pour 308 yen cela veut dire que les produits japonais (not voiture) vendus aux états unis rapportent moins et globalement, quand la devise nationale est forte ce n’est pas très bon pour les exportations mais à l'inverse, c’est donc “bon” pour les importations. </text:p>
      <text:p text:style-name="Standard"/>
      <text:p text:style-name="Standard">Le but des usa est, à cette époque, de renchérir le yen car leur marchés automobile commençait à souffrir de la concurrence japonaise et ils voulaient donc revaloriser leur exportations en revalorisant le dollars mais ça n’a pas été suffisant donc ils abandonnent le taux fixe en 73. Le Japon subit donc une double peine avec le choc pétrolier qui s’ajoute à cela. Cela aura pour conséquence de limiter les exportations japonaises, l’une des réponses du Japon face à cela à été notamment de délocaliser leurs entreprises à l’étranger.</text:p>
      <text:p text:style-name="Standard"/>
      <text:p text:style-name="Standard">De nouveau le yen devient plus fort, l’indice des prix à la consommation (IPC) augmente d’à peu près ¼ en 74. On renoue avec l’inflation et <text:s/>pour la première fois depuis l’ap guerre, la croissance est négative (passe sous la barre des 0). </text:p>
      <text:p text:style-name="Standard"/>
      <text:p text:style-name="Standard">Mais, la hausse du yen a un effet positif pour le japon (not grâce à ça qu’ils ont bien géré le choc pétrolier). Car même si ce n’est pas très bon pour leur vente de voitures aux états-unis, c’est plutôt positif pour leur importations notamment celles de pétrole. </text:p>
      <text:p text:style-name="Standard"><text:soft-page-break/></text:p>
      <text:p text:style-name="Standard">La hausse du yen fait qu’il n’ont pas subi aussi fort la hausse du prix du pétrole que les autres pays et au final le japon va renouer avec la croissance et garder un taux assez fixe d’env 4% jusqu’à l’éclatement de la bulle en 90 (ce qui est assez honorable). </text:p>
      <text:p text:style-name="Standard"/>
      <text:p text:style-name="Standard">Durant cette période, le budget de l'État va commencer à connaître des difficultés chroniques qui vont porter des effets jusqu’à aujourd’hui. En 73, le premier ministre tanaka … prend une série de mesures pour renforcer la protection sociale avec une tentative de créer un état social fort (ex : assurance vieillesse très avantageuse). La part du coût de ces assurances dans le budget de l'État va augmenter de manière inquiétante. D’autant plus que dans ces années-là (autour de 75), le taux de fécondité passe en dessous des deux enfants/femmes donc on commence à s’inquiéter pour la démographie future du japon, not. part de l’assurance vieillesse qui va donc encore plus augmenter. et donc hausse du budget. La question se pose donc de savoir comment financer tout ça. </text:p>
      <text:p text:style-name="Standard"/>
      <text:p text:style-name="Standard">Le problème c’est que Tanaka, qui veut se faire réélire, promet en même temps des réductions fiscales (finalement pas réélu à cause de scandales). On comprend bien que cela pose un problème car on ne peut pas réduire les recettes de l'État tout en augmentant les dépenses. Pour arriver à concilier tout cela, l'État japonais émet de plus en plus d’obligations et donc la dette publique explose. </text:p>
      <text:p text:style-name="Standard"/>
      <text:p text:style-name="Standard">Auj, le japon est l’un des pays qui a la plus grande dette publique au monde (250% de dette publique avant covid) et ça reste l’un des pbs imp auquel doit faire face le japon. Ce qui est positif dans cette dette, selon les économistes, c’est qu’elle est détenue majoritairement par des japonais. La dette est donc interne. </text:p>
      <text:p text:style-name="Standard">A partir de 1970, ce problème de la dette publique va donc se creuser. </text:p>
      <text:p text:style-name="Standard"/>
      <text:p text:style-name="Standard">On peut parler de ‘démocratie en déficit’, car on a cette forme de démocratie qui peine à faire accepter (pour des raisons purement politiciennes) ces politiques d’austérité donc une forme de populisme (réduction des impôts + protection sociale). </text:p>
      <text:p text:style-name="Standard"/>
      <text:list xml:id="list42447544642537" text:continue-numbering="true" text:style-name="WWNum9">
        <text:list-item>
          <text:p text:style-name="P11"><text:bookmark text:name="_he677hvexf6o"/>1980 : Le japon devient l’une des plus grandes puissances économique mondiale.</text:p>
        </text:list-item>
      </text:list>
      <text:p text:style-name="Standard"/>
      <text:p text:style-name="Standard">Suite à l'après-guerre, le japon se hisse au rang de deuxième puissance économique mondiale. Dans les années 70, il dépasse la RDA et va garder cette position jusqu’en 2010 environ (dépassé par la chine). Un des moteurs importants de cette ce est l’industrie lourde, l’industrie des machines et notamment le secteur automobile (environ 8% du PIB aujourd’hui rien que par le secteur automobile). </text:p>
      <text:p text:style-name="Standard"/>
      <text:p text:style-name="Standard">En 1980, le Japon produit 11 millions de voitures par année ce qui en fait le premier producteur automobile du monde devant les USA. </text:p>
      <text:p text:style-name="Standard">Cette même année, les économies occidentales sont durement touchées par la double crise énergétique de 73 et 79 et cette histoire de taux de change, avantage plutôt le Japon pour résister aux chocs pétroliers. </text:p>
      <text:p text:style-name="Standard"/>
      <text:p text:style-name="Standard">Tout le monde s’interroge pour savoir comment le Japon fait pour dominer l’économie mondiale alors que le reste du monde est à la traîne. On essaye de comprendre les recettes du miracle économique japonais. </text:p>
      <text:p text:style-name="Standard"/>
      <text:p text:style-name="Standard"><text:soft-page-break/>Bilan: Voilà la situation à la veille de la période de la bulle spéculative (86-91).</text:p>
      <text:p text:style-name="Standard"/>
      <text:list xml:id="list42446975195748" text:continue-numbering="true" text:style-name="WWNum9">
        <text:list-item>
          <text:p text:style-name="P11"><text:bookmark text:name="_an6f8dpa9lpi"/>1990: Période de la bulle spéculative.</text:p>
        </text:list-item>
      </text:list>
      <text:p text:style-name="Standard"/>
      <text:p text:style-name="Standard">Pour bien comprendre cette période, il est nécessaire de revenir sur l'expansion des exportations japonaises notamment dans le secteur automobile afin de bien comprendre quelles ont été les frictions commerciales qu'ont provoquées ces exportations en particulier avec les USA et l’effet qu’à eu, sur l’économie japonaise, les accords du Plaza.</text:p>
      <text:p text:style-name="Standard"/>
      <text:p text:style-name="Standard">Les accords de Plaza : En 1985, ils visent à rééquilibrer la balance commerciale nationale. </text:p>
      <text:p text:style-name="Standard"/>
      <text:list xml:id="list591618536" text:style-name="WWNum10">
        <text:list-item>
          <text:p text:style-name="P15"><text:bookmark text:name="_v3x0kruaja05"/>Le secteur automobile</text:p>
        </text:list-item>
      </text:list>
      <text:p text:style-name="Standard"/>
      <text:p text:style-name="Standard">Jusque dans les années 1960, l’industrie automobile japonaise se concentre surtout sur son marché intérieur. cf histoire précise de Toyota.</text:p>
      <text:p text:style-name="Standard">Cette industrie a notamment été dynamisée par la demande dûe à la guerre de Corée. A partir des années 1970, une partie de cette production, toujours produite au Japon, est dédiée à un marché d’exportation (au moins la moitié). Donc on a une industrie qui se tourne de plus en plus vers des exportations aux USA. On a des usa assez mal préparées à cette arrivée massive de voitures japonaises sur son territoire et qui met donc en péril l’emploi dans ces secteur là. <text:s/>C'est là que vont apparaître des frictions commerciales importantes qui vont in fine conduire le Japon à délocaliser, c’est le début donc des délocalisations au Japon cad notamment à implanter des usines sur les territoires où il exporte. Au départ, les productions sont faîtes au Japon et sont vendues aux états unis mais suite aux frictions commerciales, l’un des terrains d’entente va être d’implanter des usines sur le territoires américains pour notamment créer des emplois dans un secteur qui devient de plus en plus sinistré.</text:p>
      <text:p text:style-name="Standard"/>
      <text:p text:style-name="Standard">Pourquoi les voitures japonaises marchent-elles si bien aux USA ? </text:p>
      <text:p text:style-name="Standard">La main d'œuvre est relativement bon marché ce qui permet de proposer des prix de voitures relativement bas comparé au prix des voitures américaines. Et en plus, ce sont des voitures qui consomment moins. </text:p>
      <text:p text:style-name="Standard">Le prix relativement bas est favorisé par des taxes basses donc le Japon a une facilité d’exporter des voitures japonaises sur le territoire américain. En 1965, c’est 100 milles voitures exportées vers les usa, 10 ans plus tard c’est 1,8 millions de voitures (= vitesse à laquelle le marché s’est développé aux USA.)</text:p>
      <text:p text:style-name="Standard"/>
      <text:list xml:id="list42447432028835" text:continue-numbering="true" text:style-name="WWNum10">
        <text:list-item>
          <text:p text:style-name="P6">Frictions avec les USA</text:p>
        </text:list-item>
      </text:list>
      <text:p text:style-name="Standard"/>
      <text:p text:style-name="Standard">L’industrie usa a été peu préparée à cette arrivée pour les raisons inverse, les produits sur le marché américain sont des voitures lourdes qui consomment beaucoup et coûtent relativement cher. Cela va être un problème rédhibitoire car rappel de période du double choc pétrolier donc le prix de l’essence s’envole et avoir des voitures lourdes et très énergivores va favoriser le choix des voitures japonaises qui sont plus légères et plus économes. Il y a aussi un manque de vision du côté usa car la réponse attendue aurait été de changer les modèles de voitures pour concurrencer le japon mais ils ont plutôt comprimé les coûts c’est-à-dire licencier, fermer les usines, délocaliser au mexique not (là ou la main d’oeuvre est moins cher) et cela a généré de la frustration et du chômage chez les ouvriers du secteur qui se retrouve dans la précarité. </text:p>
      <text:p text:style-name="Standard"/>
      <text:p text:style-name="Standard"><text:soft-page-break/>Débit des 80s il n’était pas rare de voir se type de scène aux USA cad des américains furieux, travailleurs not du secteur automobile détruire à coups de masse des marchandises japonaises. On parle beaucoup de voiture mais c’est aussi une période ou le Japon exporte beaucoup d'électronique (radio, téléviseur). Et ce n’est pas des actions individuelles, mais c’est aussi un mouvement attisé par les syndicats ouvriers américains et on voit même à un plus haut niveaux politique des parlementaires détruire aussi à coups de masse des produits devant les marches du parlement. </text:p>
      <text:p text:style-name="Standard"/>
      <text:p text:style-name="Standard">Ces frictions ont donc une origine économique, politique aussi mais prend une dimension raciale, c’est ce que montre le cas tristement célèbre d’un sino-américain (vin sen ching qui a été tabassé à mort à détroit en 82 (bastion de l’industrie automobile américaine). Ce designer dans le secteur automobile s’est fait tabassé par des ouvriers blanc lors d’une soirée dont l’un venait tout juste d’être viré et comme souvent le cas aux usa, il pensait que c’était un japonais car il était bridé. Meutre donc purement raciste qui a marqué un tournant pour la lutte pour les droits civiques des communauté asiat aux USA mais illustre aussi le degré de violence qu’avait atteint au début des années 80 le “bashing” anti japonais. </text:p>
      <text:p text:style-name="Standard"/>
      <text:p text:style-name="Standard">Les patrons de l'automobile usa qui avait délocalisé à outrance et qui n’avaient pas su répondre au changement du marché était à blâmer mais on peut aussi comprendre en parti la rogne des usa envers le japon dans la mesure où la ce japonaise a été largement soutenue par les usa pour aider le japon a se relever de l’après guerre. </text:p>
      <text:p text:style-name="Standard">Cad que le japon avait d’un pdv eco bénéficie doublement de l’aide américaine après-guerre, d’abord parce qu’il bénéficie de la protection militaire américaine cad que le coût lié au budget pour maintenir une armée repose beaucoup sur les usa (même si le japon contribue) et l'assistance éco qui prenait aussi la forme d’accords ; taux de change par ex qui avait prit fin en 73 car le japon devenait une menace à l’économie américaine. Mais malgré tout, le japon bénéficie d’accords de libre échange assez favorable, le transfert de techno ont permis d’exporter vers l’occident.</text:p>
      <text:p text:style-name="Standard"/>
      <text:p text:style-name="Standard">Les usa ferment les yeux sur un fort protectionnisme japonais qui allait contre les règle libérale du commerce international (dans l’agroalimentaire notamment avec le riz).</text:p>
      <text:p text:style-name="Standard">Tout cela suscite des débats aux USA et commence à être remis en cause.</text:p>
      <text:p text:style-name="Standard"/>
      <text:p text:style-name="Standard">Les exportations japonaises vers les usa ont affaibli son économie qui n’était déjà pas très en point à la sortie des années 70 à cause des différents chocs pétroliers et en plus, au début des années 80 vient d’ajouter ces questions de taux de change. Le dollars est en hausse ce qui n’est pas bon pour les exportations américaines. On a donc deux dynamiques qui se croisent: ce sentiment anti asiatique et même plus fortement anti japonais croissant et une demande de plus en plus forte pour que les politiciens rendent l’économie américaine plus compétitive. Autrement dit, la pression est de plus en plus forte pour le gouvernement pour qu’il dévalue sa monnaie qui était à l’encontre de ce qui était le néo capitalisme libéralisme des années 80 promue par regan qui défendait l’idée que le marché devait s’auto réguler. </text:p>
      <text:p text:style-name="Standard"/>
      <text:p text:style-name="Standard"/>
      <text:p text:style-name="Standard"/>
      <text:p text:style-name="Standard"/>
      <text:p text:style-name="Standard"/>
      <text:list xml:id="list42448279026584" text:continue-numbering="true" text:style-name="WWNum10">
        <text:list-item>
          <text:p text:style-name="P6">Les accords du Plaza</text:p>
        </text:list-item>
      </text:list>
      <text:p text:style-name="Standard"/>
      <text:p text:style-name="Standard">Malgré tout, la pression des milieux de l'industrie et de la politique est très forte au milieu des années 80 et le gouvernement Reagan est en difficulté au congrès et bataille contre les grandes entreprises américaines qui veulent imposer un dollar faible et des mesures protectionnistes pour favoriser le marché intérieur. Donc 1985, Reagan est poussé à réagir et il convoque tous les <text:s/>partenaires commerciaux américains pour conclure les accords du Plaza (allemagne de l’ouest, france, grande bretagne, Japon). Ils discutent de pol économique et l’obj de ces accords est que les usa imposent de dévaluer le dollars et not vis -à -vis du yen. Il y a un consensus pour dévaluer le dollars vis à vis du yen. Ils s’entendent sur des pol communes pour stabiliser les taux de change et try de corriger les déséquilibres commerciaux tout en faisant progresser le libre échange. Le dollars connaît une forte baisse tandis que le yen se renchérit d’environ 60% ça veut dire qu’une voiture japonaise qu’on a construit au japon et qu’on envoie aux usa va coûter 60% plus cher si on veut l’acheter en dollars. Toutes les voitures usa qui était peu compétitives deviennent d’un cout plus compétitives. c’est aussi l’une des raisons pour lesquelles le japon va délocaliser les entreprises directement aux usa (pas la seule raisons). Les accords du Plaza fonctionnent plutôt bien pour les usa. </text:p>
      <text:p text:style-name="Standard"/>
      <text:p text:style-name="Standard">Alors pourquoi le Japon n’a pas contesté ces accords qui sont a priori défavorables pour son économie d’exportation ? La raison est purement pragmatique, ils ne sont pas en position de force pour discuter avec les usa qui assurent leur défense militaire. Le japon était peut être dominant d’un pdv commerce international mais d’un pdv politique et de la défense, il ne pesait pas grand chose à cette époque là. Il y a aussi une autre raison, car quelque part la réévaluation du yen a sa vraie valeur a quelque chose de prestigieux pour le Japon. </text:p>
      <text:p text:style-name="Standard"><text:soft-page-break/></text:p>
      <text:p text:style-name="Standard">Ce n'était quand même pas un choix facile dans la mesure où l’économie japonaise depuis les années 50 s’est beaucoup reposée sur les exportations, c’est ça qui a permis le dvpt économique au Japon. Ce n’est pas tant le marché intérieur qui l’a permis. </text:p>
      <text:p text:style-name="Standard"/>
      <text:p text:style-name="Standard">Les grandes entreprises en général vendent des voitures, font de l'argent et les capitaux dégagés sont réinvestis dans les infrastructures (pour avoir de meilleures usines par exemple) et favoriser encore plus les exportations. C'est comme ça que cela fonctionnait mais après les accords du Plaza, le Japon va entrer dans une forme de récession en japonais ‘endaka fukio’ cad la récession dû au fait que le yen était fort. On voit un léger frein du PIB japonais soit de la croissance japonaise (Le PIB chute de 2 points environ mais reste toujours à des niveaux élevés (environ 3%) mais il y a quand même un léger ralentissement. </text:p>
      <text:p text:style-name="Standard"/>
      <text:p text:style-name="Standard">D’un pdv politique, ce n’est pas très bon pour le PLD qui s’est tjr présenté comme le grand défenseur, le grand champion de la croissance. Et, comme il y avait moins d’exportations (ou exportations plus chères), il y a donc moins d'entrées d’argent et donc la question se pose de si on veut continuer à maintenir l’illusion d’une dynamique forte éco ou est ce …. revoir 28 min. Il y a deux façon d’obtenir de l’argent : </text:p>
      <text:list xml:id="list1473873592" text:style-name="WWNum8">
        <text:list-item>
          <text:p text:style-name="P7">emprunter plus. On peut emprunter, faire des investissements pour espérer gagner plus. Mais quand on fait des emprunts, il y a des taux d'intérêt et plus ils sont élevés, plus on est frileux pour emprunter. Donc pour favoriser l’emprunt, la banque centrale du japon baisse ses taux (elle a pour mission de fixer les taux). ça rend l’argent ‘plus facile’ à emprunter</text:p>
        </text:list-item>
        <text:list-item>
          <text:p text:style-name="P7">Faire marcher la planche à billet cad qu’on met plus de devises sur le marché et cela à pour effet de dévaluer la monnaie. Qui dit dévaluer la monnaie dit retrouver une bonne condition pour les exportations. </text:p>
        </text:list-item>
      </text:list>
      <text:p text:style-name="Standard"/>
      <text:p text:style-name="Standard">Les entreprises ne pouvaient plus faire d’argent en vendant plus, donc le gouvernement à rendu l’emprunt plus facile et a fabriqué plus de monnaie. Il y a donc un afflux d’argent dans les entreprises au Japon. et c’est là que l’économie de la bulle va commencer. </text:p>
      <text:p text:style-name="Standard">L’expression ‘bulle’ est un peu inappropriée en français parce qu'en japonais on dit ‘babulu keizai’ et ‘babulu’ ce n’est pas la bulle mais le bulbe de tulipe. Le terme vient de ce que l’on considère comme étant la première bulle économique qui a été en rapport avec le marché des tulipes. </text:p>
      <text:p text:style-name="Standard">On parle de bulle lorsque les prix d’un bien flambe au point de devenir complètement déconnecté de l’économie réelle, soit quand les prix ne correspondent plus à la réalité. C’est donc ce qui va se passer durant ces 5 années folles au Japon. Donc les ent jap peuvent facilement emprunter de l’argent et avec, on dvlp les usines pour continuer à vendre à l’étranger mais on a bien vu que c’est tjr aussi difficile alors se présentent d’autres opportunité not d’investir dans l’immobilier alors les entreprises décident d’investir massivement dans l’immo ça fait monter les prix du terrains et comme tlm veut acheter on est dans une spirale ascendante, une augmentation de la demande ce qui provoque une hausse du prix du terrain et ça conforte les entreprises dans le fait que c'était une bonne idée d’investissement. </text:p>
      <text:p text:style-name="Standard">Ces entreprises qui jusque la seconde moitié des années 80 utilisaient leur argent à travers les exportations pour exporter plus (en réinvestissant dans leur usines,..) changent de stratégie et se mettent à emprunter de l’argent afin d’investir dans l’immo. </text:p>
      <text:p text:style-name="Standard">Pour avoir une idée de la montée des prix, not dans les grandes villes comme tokyo, les prix ont plus que triplé en moins de 2 ans à la sorties des accords du plaza. </text:p>
      <text:p text:style-name="Standard">De 85 à 91, à l’échelle du Japon, on considère que la période de la bulle l’immobilier commercial s’est renchérit d'à peu près 80%, 50% pour l’immobilier résidentiel, industriel, c’est une moyenne à l’échelle nationale. A tokyo, on est à 300% et c’est le cas d’à peu près toutes les grandes villes de la ceinture pacifique. Et un quartier de l’ultra centre de tokyo comme Ginza, on vendait à l’époque 1m carré à 750 milles dollars en comparaison, un mètre carré moyen de bureau à lyon c’est ⅘ mille euro (le double à paris). </text:p>
      <text:p text:style-name="Standard">Les proportions ont atteint donc des sommets délirants à tokyo qui devient un centre d’investissement pour les capitaux étranger très important. </text:p>
      <text:p text:style-name="Standard">Quelque part, inves dans l’immo c’est quelque chose d’assez classique et ça ne concerne pas uniquement les entreprises. La presse n’arrête pas de relayer ces informations donc tout le monde veut s’y mettre. Les ménages dès qu’ils ont un peu d’argent, empruntent pour acheter des petits studios qu’ils revendront quelques années plus tard. On commence à investir un peu partout, on comprend que les produits financiers peuvent devenir l’objet d'investissement, on comprend aussi que l’immo est un secteur dans lequel on investit assez facilement. Mais globalement, plein de choses deviennent objet de spéculation au japon par exemple: les entrées au club de golf. Le prix des entrées au club de golf flambent. Au milieu des années 80, le droit d’inscription dans un club de golf dans la région du kanto de l’est du Japon c’était environ 10 million de yen. 10 ans plus tard, ils sont montés à 44 millions. Ce n’est donc pas le résultat d’amateurs de golf mais bien de gens qui achètent pour spéculer. L’art aussi, les Japonais ont beaucoup investi dedans. On avait peur à cette époque que le Japon rachète le patrimoine culturel occidental. Donc on est dans cette période folle, qui peut se traduire par l’indice nikke qui mesure la cotation en bourse des grandes entreprises japonaises qui atteint un niveau record de quasiment 40 milles yen a la fin des années 80. </text:p>
      <text:p text:style-name="Standard">Donc, on comprend bien qu’une spirale inflationniste comme ça ne peut pas durer éternellement et que donc la bulle éclate. Une des raison de cette bulle vient de la pol d’assouplissement de la banque centrale japonaise, qui avait attiré les investisseurs dans le domaine de l’immobilier. </text:p>
      <text:p text:style-name="Standard">C’est aussi une période où le tourisme de masse japonais devient très marqué en occident. Le japon devient un pays bcp plus riche. </text:p>
      <text:p text:style-name="Standard">On a l’impression que cette période à été assez légère,on a tendance à la décrire comme une période d’euphorie mais si on réfléchit aussi on comprend bien que le prix du logement qui atteint des sommets dans les centre villes peut aussi peser lourd pour les ménages car les salaires ne suivent pas. </text:p>
      <text:p text:style-name="Standard">43 min - 45min. </text:p>
      <text:p text:style-name="Standard"><text:soft-page-break/>On a un effet ‘donuts’ dans les années 90 cad un éloignement des populations du centre ville. Car, les prix des loyers deviennent tellement délirants dans les centres villes que si on a pas de grands moyens, il est impossible d’y payer un loyer. Donc les populations avec moins de moyens ont été dans l’obligation de s’éloigner vers l’extérieur jusqu’à ce qu’on voit plus récemment un retour vers les villes notamment dû à la délocalisation des usines qui a permis la construction de nouveaux logements en libérant des espaces. (deuxième raisons cf 44/45min)</text:p>
      <text:p text:style-name="Standard"/>
      <text:p text:style-name="Standard">Donc la période de la bulle n’est pas une période d’euphorie pour tout le monde et l’éclatement de la bulle va creuser les inégalités sociales. </text:p>
      <text:p text:style-name="Standard">En 1989, donc on est encore dans cette spirale ascendante, le gouverneur de la banque centrale japonaise (BCJ) voit l’ampleur du problème et pour tenter de maîtriser la hausse, il va essayer de faire remonter le taux directeur. Et cela aura pour effet de mettre fin à la période de la bulle (c’est l’éclatement de la bulle), les prix du terrain et des actions vont donc s'effondrer. </text:p>
      <text:p text:style-name="Standard">Mais les entreprises gagnent moins, les banques vont se retrouver avec une sorte de créance pourris et notamment toutes les banques spécialisées dans le prêt immobilier au ménages car ils ont prếté de l’argent à des ménages peu solvable. La situation devient de plus en plus diff vers le milieu des années 95 mais il va falloir un certains temps avant que la bulle éclate véritablement ou du moins que l'ampleur des dégâts se fasse ressentir dans l’économie réelle, ça tient à plusieurs faits not <text:span text:style-name="T4">d’abord un manque de transparences dans les villes financière des entreprises</text:span></text:p>
      <text:p text:style-name="Standard"><text:span text:style-name="T4">Les institutions destinées à cadrer les entreprises, pour beaucoup d’ent il a été difficile de mesurer la gravité de la crises. ça va mettre plusieurs années, en 96 le taux de croissance sera encore de 3% donc peu de gens était capable de bien analyser la situation au milieu des années 90. </text:span></text:p>
      <text:p text:style-name="Standard"><text:span text:style-name="T4">revoir 47/48 - 50min.</text:span></text:p>
      <text:p text:style-name="Standard"/>
      <text:p text:style-name="Standard">En 97, c’est le moment où plusieurs des grandes institution financières japonaises font faillites not ‘matchaishi shoken’ qui était l’une des 4 plus grandes maisons de … ? japonaises et la faillite de ces institution va avoir un impact considèrabvle dans l’opinion publique. C’est aussi, ça marque aussi ce système de controle des banque par le gouvernement aka le système de convoi, tout ça vole en éclat avec la faillite. La banque de crédit à long terme, qui était un organe de financement du gouv possédait des créances pourris à hauteur de 1 400 milliards de yen. Et le fait est que l’état est tellement catastrophique qu’elle doit être nationalisée. Ca a couté 11 mille milliards de yen pour épurer les comptes de ces banques qui sont nationalisé un tant pour être reprivatisé ensuite. C’est un sauvetage des banques tel qu’on a pu le voir durant le crise des subprimes. Le problème c’est que vu que les banques sont nationalisées c’est donc l’état qui a payé pour sauver ces institutions. </text:p>
      <text:p text:style-name="Standard"><text:span text:style-name="T5">paragraphe à revoir/ réécouter → 50/53min.</text:span></text:p>
      <text:p text:style-name="Standard"/>
      <text:p text:style-name="Standard">Dans la foulée et malgré tout, en 98 il y a une centaine de pers du ministère des finances qui sont condamnés pour fraudes. On commence à regarder de manière plus poussée comment le système financier à fonctionné. </text:p>
      <text:p text:style-name="Standard"/>
      <text:p text:style-name="Standard">Les secteurs de pointes sur lesquels le japon s’est appuyé pour se dvpt, comme l’automobile, l'électroménager et qui proposait des bas prix jusqu’au année 80, il semblerait et de manière assez étonnante que quelque part, dans les années 90, le Japon semble manquer le tournant des nouvelles technologies d’informations. </text:p>
      <text:p text:style-name="Standard">Et, au Japon comme ailleurs en occident, les années 90 marquent la démocratisation de l’informatique domestique. Le taux de diffusion des ordinateurs personnels dans les foyers était très bas et rapidement, en une dizaine d'années, les ordinateurs se retrouvent dans la plupart des foyers. C’est le même type d’explosion fulgurante que l’on observe un peu plus tard pour les smartphones (seconde moitié des années 2000). On a un pays qui d’un pdv extérieur ressemble aux pays les plus avancées d'occident mais si on regarde auj la base du japon dans la production de hardware et du software, on constate que dans le secteur des nouvelles techno d’information c’est les usa qui domine le marché (avec les gafa) et la chine. </text:p>
      <text:p text:style-name="Standard">Le japon pourtant dominant avant ça, a eu du mal à s'adapter au tournant du numérique. </text:p>
      <text:p text:style-name="Standard"/>
      <text:p text:style-name="Standard">Les analystes proposent plusieurs pdv sur la question. La difficulté d’adaptation peut se lire dans la réticence des ent japonaises d’adopter des méthodes de gestion rendues possible par la rev numérique justement cad confier à des entreprises extérieur une partie des tâches qui était assumée jusqu’ici en interne, de jouer la flexibilité de l’emploi. c’est par exemple le modèle d’apple. C’est en amont un centre de recherche et de dvpt mais la production est très délocalisée. </text:p>
      <text:p text:style-name="Standard"/>
      <text:p text:style-name="Standard">Si on prend l’exemple de l’entreprise ‘char ?’ qui a connu un certains succès dans les années 2000 <text:s/>et produisait des écrans LCD, tout au contraire, ils ont essayé de garder un modèle de production japonais cad que la construction était faite au japon, qui n’a pas su résister à la crise des subprimes en 2008 et qui a été racheté par une entreprises taiwanaise. </text:p>
      <text:p text:style-name="Standard"/>
      <text:p text:style-name="Standard"><text:soft-page-break/>La seule dans le domaine d’information et de services, un peu connu qui n’a pas mal marché c’est Rakuten, une sorte d’amazon japonais. L’une des rares entreprises japonaises dans ce secteur qui a réussi à connaître un petit dvpt assez significatif à l’international avec un grand tournant autour des années 2010 et qui s’est dvpt dans toutes sortes de pays.</text:p>
      <text:p text:style-name="Standard"/>
      <text:p text:style-name="Standard">De l’ext le japon a été détrôné de sa deuxième place d’économie mondiale en 2010 par la chine mais reste l’une des économies mondiales les plus avancées. Un pays qui a su préserver une certaine cohésion sociale, qui a des services très performant, de très bonne infrastructure. Fait aussi partie des pays qui ont la plus longue espérances de vie, bas taux de criminalité. <text:s/></text:p>
      <text:p text:style-name="Standard">Le japon ne se porte pas si mal même s’il est confronté à des défis de plus en plus importants : vieillissement démographique, inégalité croissance, disparités de revenus./de classe, précarisation du travail, diminution de la population ce qui se traduit par une baisse de recette fiscale avec la question de la dette publique qui explose</text:p>
      <text:p text:style-name="Standard">Pour tenter de contrer cette baisse des recettes, le gouv a essayé d’introduire puis de monter par palier la TVA jusqu’au taux de 10% mais ce n’est pas suffisant pour compenser les pertes. La question de la restructuration de gestion des entreprises car les entreprises fonctionnent encore sur ce modèle familial (emploi à vie par ex). </text:p>
      <text:p text:style-name="Standard"/>
      <text:p text:style-name="Standard">Tous ces défis, l’économie doit trouver des réponses.</text:p>
      <text:p text:style-name="Standard"/>
      <text:p text:style-name="Standard">(reste 5min) : la décennie perdue. </text:p>
      <text:p text:style-name="Standard"/>
      <text:p text:style-name="Standard">La perception des japonais de cette crise (l’ère hese) : Plus grande réponse, une période tumultueuse et de stagnation. Pour très peu (sûrement les plus riches), c’était une période lumineuse.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666666" style:text-underline-style="solid" style:text-underline-width="auto" style:text-underline-color="font-color"/>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990000" fo:font-size="13pt" fo:font-weight="bold" style:font-size-asian="13pt" style:font-weight-asian="bold" style:font-size-complex="13pt"/>
    </style:style>
    <style:style style:name="Subtitle" style:family="paragraph" style:parent-style-name="normal" style:next-style-name="Standard" style:default-outline-level="" style:class="chapter">
      <style:paragraph-properties fo:margin-left="1in" fo:margin-right="0in" fo:keep-together="always" fo:text-indent="-0.25in" style:auto-text-indent="false" fo:keep-with-next="always"/>
      <style:text-properties fo:font-style="italic" style:font-style-asian="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164" meta:word-count="7589" meta:character-count="45731" meta:non-whitespace-character-count="38213"/>
    <meta:generator>LibreOfficeDev/6.0.5.2$Linux_X86_64 LibreOffice_project/</meta:generator>
  </office:meta>
</office:document-meta>
</file>